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a5ad2" officeooo:paragraph-rsid="001a5ad2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800000" officeooo:rsid="001a5ad2" officeooo:paragraph-rsid="001a5ad2"/>
    </style:style>
    <style:style style:name="P4" style:family="paragraph" style:parent-style-name="Standard">
      <style:text-properties officeooo:rsid="001a5ad2" officeooo:paragraph-rsid="001a5ad2"/>
    </style:style>
    <style:style style:name="P5" style:family="paragraph" style:parent-style-name="Text_20_body">
      <style:text-properties officeooo:rsid="001a5ad2" officeooo:paragraph-rsid="001a5ad2"/>
    </style:style>
    <style:style style:name="T1" style:family="text">
      <style:text-properties officeooo:rsid="001a5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Problem Statment:</text:p>
      <text:p text:style-name="P4"/>
      <text:p text:style-name="P5">Read an integer <text:bookmark text:name="MathJax-Element-1-Frame"/>. </text:p>
      <text:p text:style-name="Text_20_body">Without using any string methods, try to print the following: </text:p>
      <text:p text:style-name="Text_20_body"><text:bookmark text:name="MathJax-Element-2-Frame"/>Note that "<text:bookmark text:name="MathJax-Element-3-Frame"/><text:span text:style-name="T1">N</text:span>" represents the values in between. </text:p>
      <text:p text:style-name="P5">1,2,3, .. N</text:p>
      <text:p text:style-name="Text_20_body"><text:span text:style-name="Strong_20_Emphasis">Input Format</text:span></text:p>
      <text:p text:style-name="Text_20_body">The first line contains an integer <text:bookmark text:name="MathJax-Element-1-Frame1"/>. </text:p>
      <text:p text:style-name="Text_20_body"><text:span text:style-name="Strong_20_Emphasis">Output Format</text:span></text:p>
      <text:p text:style-name="Text_20_body">Output the answer as explained in the task. </text:p>
      <text:p text:style-name="Text_20_body"><text:span text:style-name="Strong_20_Emphasis">Sample Input 0</text:span></text:p>
      <text:p text:style-name="P1">3</text:p>
      <text:p text:style-name="Text_20_body"><text:span text:style-name="Strong_20_Emphasis">Sample Output 0</text:span></text:p>
      <text:p text:style-name="P1">123</text:p>
      <text:p text:style-name="P1"/>
      <text:p text:style-name="P2">Solution:</text:p>
      <text:p text:style-name="P2"/>
      <text:p text:style-name="P3">from __future__ import print_function</text:p>
      <text:p text:style-name="P3">if __name__ == '__main__':</text:p>
      <text:p text:style-name="P3"><text:s text:c="4"/>n = int(raw_input())</text:p>
      <text:p text:style-name="P3"/>
      <text:p text:style-name="P3"><text:s text:c="4"/></text:p>
      <text:p text:style-name="P3">for i in range(n):</text:p>
      <text:p text:style-name="P3"><text:s text:c="4"/>print (i+1, end=''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1:59:22.986773462</meta:creation-date>
    <dc:date>2018-03-07T22:01:31.515975139</dc:date>
    <meta:editing-duration>PT2M8S</meta:editing-duration>
    <meta:editing-cycles>1</meta:editing-cycles>
    <meta:document-statistic meta:table-count="0" meta:image-count="0" meta:object-count="0" meta:page-count="1" meta:paragraph-count="20" meta:word-count="73" meta:character-count="436" meta:non-whitespace-character-count="365"/>
    <meta:generator>LibreOffice/5.1.6.2$Linux_X86_64 LibreOffice_project/10m0$Build-2</meta:generator>
  </office:meta>
</office:document-meta>
</file>